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e56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font-size="12pt" officeooo:paragraph-rsid="01dee125" style:font-size-asian="12pt" style:font-size-complex="12pt"/>
    </style:style>
    <style:style style:name="P30" style:family="paragraph" style:parent-style-name="Standard">
      <style:text-properties officeooo:paragraph-rsid="01dee125"/>
    </style:style>
    <style:style style:name="P31" style:family="paragraph" style:parent-style-name="Standard">
      <style:text-properties officeooo:paragraph-rsid="01e48f74"/>
    </style:style>
    <style:style style:name="P32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41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8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9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80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81" style:family="text">
      <style:text-properties fo:color="#000000" fo:font-size="12pt" style:text-underline-style="none" fo:font-weight="normal" officeooo:rsid="01fe9f11" style:font-size-asian="12pt" style:font-weight-asian="normal" style:font-size-complex="12pt" style:font-weight-complex="normal"/>
    </style:style>
    <style:style style:name="T8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9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9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style:use-window-font-color="true" style:font-name="Ubuntu3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e568e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3da4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2" style:family="text">
      <style:text-properties officeooo:rsid="01be8095"/>
    </style:style>
    <style:style style:name="T103" style:family="text">
      <style:text-properties officeooo:rsid="01bfd991"/>
    </style:style>
    <style:style style:name="T104" style:family="text">
      <style:text-properties officeooo:rsid="0172e4a7"/>
    </style:style>
    <style:style style:name="T105" style:family="text">
      <style:text-properties officeooo:rsid="01b1b55e"/>
    </style:style>
    <style:style style:name="T106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68">C</text:span></text:span><text:span text:style-name="Strong_20_Emphasis"><text:span text:style-name="T64">hecklist voor </text:span></text:span><text:span text:style-name="Strong_20_Emphasis"><text:span text:style-name="T75">de installatie</text:span></text:span><text:span text:style-name="Strong_20_Emphasis"><text:span text:style-name="T64"> van </text:span></text:span><text:reference-mark-start text:name="Distributie"/><text:span text:style-name="Strong_20_Emphasis"><text:span text:style-name="T69">Ubunt</text:span></text:span><text:span text:style-name="Strong_20_Emphasis"><text:span text:style-name="T71">u</text:span></text:span><text:reference-mark-end text:name="Distributie"/><text:span text:style-name="Strong_20_Emphasis"><text:span text:style-name="T69"> </text:span></text:span><text:reference-mark-start text:name="Versie"/><text:span text:style-name="Strong_20_Emphasis"><text:span text:style-name="T74">20</text:span></text:span><text:span text:style-name="Strong_20_Emphasis"><text:span text:style-name="T69">.</text:span></text:span><text:span text:style-name="Strong_20_Emphasis"><text:span text:style-name="T72">04 LTS</text:span></text:span><text:reference-mark-end text:name="Versie"/><text:span text:style-name="Strong_20_Emphasis"><text:span text:style-name="T64"> </text:span></text:span><text:reference-mark-start text:name="Editie"/><text:span text:style-name="Strong_20_Emphasis"><text:span text:style-name="T65">desktop</text:span></text:span><text:reference-mark-end text:name="Editie"/><text:span text:style-name="Strong_20_Emphasis"><text:span text:style-name="T66"> </text:span></text:span><text:span text:style-name="Strong_20_Emphasis"><text:span text:style-name="T64">op </text:span></text:span><text:reference-mark-start text:name="Computernaam"/><text:span text:style-name="Strong_20_Emphasis"><text:span text:style-name="T73">pc-van-e</text:span></text:span><text:span text:style-name="Strong_20_Emphasis"><text:span text:style-name="T70">lla</text:span></text:span><text:reference-mark-end text:name="Computernaam"/><text:span text:style-name="T67">.</text:span></text:p>
      <text:p text:style-name="P8"/>
      <text:p text:style-name="P2"><text:span text:style-name="T3">K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92">karelzimmer.nl</text:span></text:span></text:a><text:span text:style-name="T64"> </text:span><text:span text:style-name="T5">voor</text:span><text:span text:style-name="T4"> </text:span><text:span text:style-name="T90">deze en andere </text:span><text:span text:style-name="T6">checklists, scripts, en overige bestanden.</text:span></text:p>
      <text:p text:style-name="P28"/>
      <text:p text:style-name="P32"><text:span text:style-name="T51">D</text:span><text:span text:style-name="T50">it is een invulbare PD</text:span><text:span text:style-name="T52">F</text:span><text:span text:style-name="T50"> met keuzevakken; </text:span><text:span text:style-name="T53">a</text:span><text:span text:style-name="T50">fdrukken is niet noodzakelijk.</text:span></text:p>
      <text:p text:style-name="P38"><text:span text:style-name="Strong_20_Emphasis"><text:span text:style-name="T76"/></text:span></text:p>
      <text:p text:style-name="P13"><text:span text:style-name="Definition"><text:span text:style-name="T94">g</text:span></text:span><text:span text:style-name="Definition"><text:span text:style-name="T93">ebruiker</text:span></text:span><text:span text:style-name="T64"><text:tab/><text:tab/><text:tab/></text:span><text:span text:style-name="User_20_Entry"><text:span text:style-name="T86">Ella </text:span></text:span><text:span text:style-name="User_20_Entry"><text:span text:style-name="T87">So</text:span></text:span><text:span text:style-name="User_20_Entry"><text:span text:style-name="T83">e</text:span></text:span><text:span text:style-name="User_20_Entry"><text:span text:style-name="T87">tekouw</text:span></text:span></text:p>
      <text:p text:style-name="P14"><text:span text:style-name="Definition"><text:span text:style-name="T94">g</text:span></text:span><text:span text:style-name="Definition"><text:span text:style-name="T93">ebruikersnaam</text:span></text:span><text:span text:style-name="T64"><text:tab/></text:span><text:span text:style-name="User_20_Entry"><text:span text:style-name="T87">ella</text:span></text:span></text:p>
      <text:p text:style-name="P16"><text:span text:style-name="Definition"><text:span text:style-name="T94">c</text:span></text:span><text:span text:style-name="Definition"><text:span text:style-name="T93">omputernaam<text:tab/></text:span></text:span><text:span text:style-name="User_20_Entry"><text:span text:style-name="T82"><text:reference-ref text:reference-format="text" text:ref-name="Computernaam">pc-van-ella</text:reference-ref></text:span></text:span></text:p>
      <text:p text:style-name="P15"><text:span text:style-name="Definition"><text:span text:style-name="T94">o</text:span></text:span><text:span text:style-name="Definition"><text:span text:style-name="T95">pstartmenu</text:span></text:span><text:span text:style-name="T64"><text:tab/><text:tab/></text:span><text:span text:style-name="User_20_Entry"><text:span text:style-name="T84">F12</text:span></text:span></text:p>
      <text:p text:style-name="P15"><text:span text:style-name="Definition"><text:span text:style-name="T94">i</text:span></text:span><text:span text:style-name="Definition"><text:span text:style-name="T95">nstellingen</text:span></text:span><text:span text:style-name="T64"><text:tab/><text:tab/></text:span><text:span text:style-name="User_20_Entry"><text:span text:style-name="T85">F2</text:span></text:span></text:p>
      <text:p text:style-name="P6"><text:span text:style-name="Definition"><text:span text:style-name="T94"/></text:span></text:p>
      <text:p text:style-name="P5"/>
      <text:list xml:id="list2668847476" text:style-name="L1">
        <text:list-item>
          <text:p text:style-name="P41">Installatie voorbereiden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27"><text:s/></text:span></text:span><text:span text:style-name="Strong_20_Emphasis"><text:span text:style-name="T36"><draw:control text:anchor-type="as-char" draw:z-index="3" draw:name="Vorm1" draw:style-name="gr1" draw:text-style-name="P4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9"/>
      <text:p text:style-name="P4"/>
      <text:list xml:id="list100346295769507" text:continue-numbering="true" text:style-name="L1">
        <text:list-item>
          <text:p text:style-name="P34">Installatie uitvoeren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27"><text:s/></text:span></text:span><text:span text:style-name="Strong_20_Emphasis"><text:span text:style-name="T36"><draw:control text:anchor-type="as-char" draw:z-index="2" draw:name="Vorm2" draw:style-name="gr1" draw:text-style-name="P4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27"><text:s/></text:span></text:span><text:span text:style-name="Strong_20_Emphasis"><text:span text:style-name="T36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het </text:span></text:span><text:span text:style-name="Strong_20_Emphasis"><text:span text:style-name="T40">scherm </text:span></text:span><text:span text:style-name="Strong_20_Emphasis"><text:span text:style-name="T60">Toetsenbord</text:span></text:span><text:span text:style-name="Strong_20_Emphasis"><text:span text:style-name="T61">indeling</text:span></text:span><text:span text:style-name="Strong_20_Emphasis"><text:span text:style-name="T40"> </text:span></text:span><text:span text:style-name="Strong_20_Emphasis"><text:span text:style-name="T42">kies </text:span></text:span><text:span text:style-name="Strong_20_Emphasis"><text:span text:style-name="T62">English (</text:span></text:span><text:span text:style-name="Strong_20_Emphasis"><text:span text:style-name="T63">GB</text:span></text:span><text:span text:style-name="Strong_20_Emphasis"><text:span text:style-name="T62">)</text:span></text:span><text:span text:style-name="Strong_20_Emphasis"><text:span text:style-name="T43"> </text:span></text:span><text:span text:style-name="Strong_20_Emphasis"><text:span text:style-name="T41">en </text:span></text:span><text:span text:style-name="Strong_20_Emphasis"><text:span text:style-name="T37">klik </text:span></text:span><text:span text:style-name="Strong_20_Emphasis"><text:span text:style-name="T40">op </text:span></text:span><text:span text:style-name="Strong_20_Emphasis"><text:span text:style-name="T49">Verder</text:span></text:span><text:span text:style-name="Strong_20_Emphasis"><text:span text:style-name="T40">.</text:span></text:span></text:p>
          </table:table-cell>
        </table:table-row>
      </table:table>
      <text:p text:style-name="P37"/>
      <text:p text:style-name="P37"/>
      <text:list xml:id="list100344339692167" text:continue-numbering="true" text:style-name="L1">
        <text:list-item>
          <text:p text:style-name="P36">Installatie afronden</text:p>
        </text:list-item>
      </text:list>
      <text:p text:style-name="P12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27"><text:s/></text:span></text:span><text:span text:style-name="Strong_20_Emphasis"><text:span text:style-name="T36"><draw:control text:anchor-type="as-char" draw:z-index="0" draw:name="Vorm4" draw:style-name="gr1" draw:text-style-name="P42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met </text:span></text:span><text:span text:style-name="Strong_20_Emphasis"><text:span text:style-name="T34">extra</text:span></text:span><text:span text:style-name="Strong_20_Emphasis"><text:span text:style-name="T30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27"><text:span text:style-name="T102">Als stap 2. </text:span><text:span text:style-name="T104">de </text:span><text:span text:style-name="T105">toetsenbordindelin</text:span><text:span text:style-name="T106">g </text:span><text:span text:style-name="T102">is vergeten </text:span><text:span text:style-name="T103">bij de installatie</text:span><text:span text:style-name="T10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7"><text:s/></text:span></text:span><text:span text:style-name="Strong_20_Emphasis"><text:span text:style-name="T36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1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4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8">Instellingen </text:span></text:span><text:span text:style-name="Strong_20_Emphasis"><text:span text:style-name="T23">op het pictogram van </text:span></text:span><text:span text:style-name="Strong_20_Emphasis"><text:span text:style-name="T59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7"><text:s/></text:span></text:span><text:span text:style-name="Strong_20_Emphasis"><text:span text:style-name="T36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2"><text:span text:style-name="T11">O</text:span><text:span text:style-name="T7">nder </text:span><text:span text:style-name="Strong_20_Emphasis"><text:span text:style-name="T56">I</text:span></text:span><text:span text:style-name="Strong_20_Emphasis"><text:span text:style-name="T55">nvoerbron</text:span></text:span><text:span text:style-name="T7"> </text:span><text:span text:style-name="T10">klik </text:span><text:span text:style-name="T7">op </text:span><text:span text:style-name="Strong_20_Emphasis"><text:span text:style-name="T55">+</text:span></text:span><text:span text:style-name="T7"> </text:span><text:span text:style-name="T9">(plus-teken), </text:span><text:span text:style-name="T18">klik</text:span><text:span text:style-name="T17"> op </text:span><text:span text:style-name="T47">⋮</text:span><text:span text:style-name="T17">,</text:span><text:span text:style-name="T9"> </text:span><text:span text:style-name="T18">klik op </text:span><text:span text:style-name="T48">Overige</text:span><text:span text:style-name="T18">, <text:line-break/>klik op</text:span><text:span text:style-name="T7"> </text:span><text:span text:style-name="Strong_20_Emphasis"><text:span text:style-name="T55">Engels (</text:span></text:span><text:span text:style-name="Strong_20_Emphasis"><text:span text:style-name="T63">GB</text:span></text:span><text:span text:style-name="Strong_20_Emphasis"><text:span text:style-name="T55">)</text:span></text:span><text:span text:style-name="T7">, </text:span><text:span text:style-name="T18">en klik op </text:span><text:span text:style-name="T48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7"><text:s/></text:span></text:span><text:span text:style-name="Strong_20_Emphasis"><text:span text:style-name="T36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0"><text:span text:style-name="T16">Klik op regel </text:span><text:span text:style-name="T45">Engels (GB)</text:span><text:span text:style-name="T11"> </text:span><text:span text:style-name="T16">en klik op </text:span><text:span text:style-name="T46">^</text:span><text:span text:style-name="T16">, zodat </text:span><text:span text:style-name="T45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7"><text:s/></text:span></text:span><text:span text:style-name="Strong_20_Emphasis"><text:span text:style-name="T36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0"><text:span text:style-name="T8">Sluit het scherm </text:span><text:span text:style-name="Strong_20_Emphasis"><text:span text:style-name="T57">Regio en taal</text:span></text:span><text:span text:style-name="T8">.</text:span></text:p>
          </table:table-cell>
        </table:table-row>
      </table:table>
      <text:p text:style-name="P10"/>
      <text:p text:style-name="P3"/>
      <text:list xml:id="list100345048923312" text:continue-numbering="true" text:style-name="L1">
        <text:list-item>
          <text:p text:style-name="P35">Gebruiker inrichten</text:p>
        </text:list-item>
      </text:list>
      <text:p text:style-name="P12"><text:span text:style-name="Emphasis"><text:span text:style-name="T8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0"><text:span text:style-name="Strong_20_Emphasis"><text:span text:style-name="T27"><text:s/></text:span></text:span><text:span text:style-name="Strong_20_Emphasis"><text:span text:style-name="T36"><draw:control text:anchor-type="as-char" draw:z-index="1" draw:name="Vorm9" draw:style-name="gr1" draw:text-style-name="P42" svg:width="0.35cm" svg:height="0.35cm" draw:control="control2"/></text:span></text:span></text:p>
          </table:table-cell>
          <table:table-cell table:style-name="_34_._5f_Gebruiker_5f_inrichten.A1" office:value-type="string">
            <text:p text:style-name="P26"><text:span text:style-name="Strong_20_Emphasis"><text:span text:style-name="T28">Volg 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11"/>
      <text:p text:style-name="P17"><text:span text:style-name="T81"/></text:p>
      <text:p text:style-name="P17"><text:span text:style-name="T81">Einde checklist, d</text:span><text:span text:style-name="T78">e installatie van </text:span><text:span text:style-name="T78"><text:reference-ref text:reference-format="text" text:ref-name="Distributie">Ubuntu</text:reference-ref></text:span><text:span text:style-name="T78"><text:s/></text:span><text:span text:style-name="T79"><text:reference-ref text:reference-format="text" text:ref-name="Versie">20.04 LTS</text:reference-ref></text:span><text:span text:style-name="T78"><text:s/></text:span><text:span text:style-name="T78"><text:reference-ref text:reference-format="text" text:ref-name="Editie">desktop</text:reference-ref></text:span><text:span text:style-name="T78"><text:s/></text:span><text:span text:style-name="T80">op </text:span><text:span text:style-name="T80"><text:reference-ref text:reference-format="text" text:ref-name="Computernaam">pc-van-ella</text:reference-ref></text:span><text:span text:style-name="T80"><text:s/></text:span><text:span text:style-name="T78">is voltooid.</text:span></text:p>
      <text:p text:style-name="P39"><text:span text:style-name="T35"/></text:p>
      <text:p text:style-name="P39"><text:span text:style-name="T3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ella.odt</text:file-name><text:tab/><text:date style:data-style-name="N36" text:date-value="2021-08-23T10:03:44.203961226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0:03:44.129033819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0</meta:editing-cycles>
    <meta:editing-duration>P7DT7H9M43S</meta:editing-duration>
    <dc:creator>Karel Zimmer</dc:creator>
    <meta:document-statistic meta:table-count="4" meta:image-count="0" meta:object-count="0" meta:page-count="1" meta:paragraph-count="35" meta:word-count="200" meta:character-count="1500" meta:non-whitespace-character-count="1314"/>
    <meta:user-defined meta:name="Info 1"/>
    <meta:user-defined meta:name="Info 2"/>
    <meta:user-defined meta:name="Info 3"/>
    <meta:user-defined meta:name="Info 4"/>
  </office:meta>
</office:document-meta>
</file>